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077f" officeooo:paragraph-rsid="000a077f"/>
    </style:style>
    <style:style style:name="P2" style:family="paragraph" style:parent-style-name="Heading_20_2">
      <style:text-properties officeooo:rsid="000a077f" officeooo:paragraph-rsid="000a0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Software Specification</text:h>
      <text:p text:style-name="Text_20_body">The objectives of Software Specification are to write a description, as accurately as possible, of the required behaviour of the PP2. Described are:</text:p>
      <text:p text:style-name="P1">Which signals from the machine interface are inputs to the program, and what these signals represent.</text:p>
      <text:p text:style-name="P1">Which signals from the machine interface are outputs to the program, and what these signals control.</text:p>
      <text:p text:style-name="P1">How the inputs depend on the outputs, that is, how the PP2 reacts to the inputs.</text:p>
      <text:p text:style-name="P1">When this is done the document “Software Specification” and accessory UPPAAL model are to be handed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0:50:18.871723795</meta:creation-date>
    <dc:date>2015-02-14T11:00:05.531682691</dc:date>
    <meta:editing-duration>PT9M46S</meta:editing-duration>
    <meta:editing-cycles>1</meta:editing-cycles>
    <meta:document-statistic meta:table-count="0" meta:image-count="0" meta:object-count="0" meta:page-count="1" meta:paragraph-count="6" meta:word-count="90" meta:character-count="554" meta:non-whitespace-character-count="470"/>
    <meta:generator>LibreOffice/4.3.3.2$Linux_X86_64 LibreOffice_project/430m0$Build-2</meta:generator>
  </office:meta>
</office:document-meta>
</file>